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tchSqlUpdateTests.testBatchUpdateWithExplicit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SqlUpdateTests.testBatchUpdateWithFlushThroughBatch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SqlUpdateTests.doTestBatchUpdate( boolean flushThroughBatchSiz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50">
            <text:p text:style-name="Table_20_Contents">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